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hemaValidationTests.withExplicitValidation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chemaValidationTests.loadDefini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chemaValidationTests.withAutodet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